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MANI APAZA, JAIME FELIX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MANI APAZA, JAIME FELIX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ILLAFUERTE ROJAS, YOSHEP JULM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CO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>F. ROJOS</text:p>
          </table:table-cell>
          <table:table-cell table:style-name="Tabla1.B11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>FRANCES NEGROS</text:p>
          </table:table-cell>
          <table:table-cell table:style-name="Tabla1.B11" office:value-type="string">
            <text:p text:style-name="P9">Cant.Cajas: <text:span text:style-name="T11">5</text:span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806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0:44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